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cm" fo:min-width="6cm" loext:decorative="false"/>
      <style:paragraph-properties style:writing-mode="lr-tb"/>
    </style:style>
    <style:style style:name="gr2" style:family="graphic" style:parent-style-name="standard">
      <style:graphic-properties svg:stroke-color="#b85c00" draw:fill="solid" draw:fill-color="#ea7500" draw:textarea-horizontal-align="justify" draw:textarea-vertical-align="middle" draw:auto-grow-height="false" fo:min-height="6.5cm" fo:min-width="15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75cm" fo:min-width="4.5cm" loext:decorative="false"/>
      <style:paragraph-properties style:writing-mode="lr-tb"/>
    </style:style>
    <style:style style:name="gr4" style:family="graphic" style:parent-style-name="objectwithoutfill">
      <style:graphic-properties svg:stroke-width="0.159cm" svg:stroke-color="#1e6a39" draw:marker-start-width="0.438cm" draw:marker-end-width="0.438cm" draw:fill="none" draw:textarea-vertical-align="middle" fo:padding-top="0.204cm" fo:padding-bottom="0.204cm" fo:padding-left="0.329cm" fo:padding-right="0.329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5.25cm" fo:min-width="5.5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3.25cm" fo:min-width="5.25cm" loext:decorative="false"/>
      <style:paragraph-properties style:writing-mode="lr-tb"/>
    </style:style>
    <style:style style:name="gr7" style:family="graphic" style:parent-style-name="standard">
      <style:graphic-properties svg:stroke-width="0.106cm" draw:marker-start="Arrow" draw:marker-start-width="0.458cm" draw:marker-end="Arrow" draw:marker-end-width="0.458cm" draw:textarea-vertical-align="middle" fo:padding-top="0.177cm" fo:padding-bottom="0.177cm" fo:padding-left="0.302cm" fo:padding-right="0.302cm" loext:decorative="false"/>
    </style:style>
    <style:style style:name="gr8" style:family="graphic" style:parent-style-name="standard">
      <style:graphic-properties svg:stroke-width="0.106cm" draw:marker-start="Arrow" draw:marker-start-width="0.459cm" draw:marker-end="Arrow" draw:marker-end-width="0.459cm" draw:textarea-vertical-align="middle" fo:padding-top="0.178cm" fo:padding-bottom="0.178cm" fo:padding-left="0.303cm" fo:padding-right="0.303cm" loext:decorative="false"/>
    </style:style>
    <style:style style:name="gr9" style:family="graphic" style:parent-style-name="standard">
      <style:graphic-properties draw:fill="solid" draw:fill-color="#ffde59" draw:textarea-horizontal-align="justify" draw:textarea-vertical-align="middle" draw:auto-grow-height="false" fo:min-height="3.5cm" fo:min-width="5.5cm" loext:decorative="false"/>
      <style:paragraph-properties style:writing-mode="lr-tb"/>
    </style:style>
    <style:style style:name="gr10" style:family="graphic" style:parent-style-name="standard">
      <style:graphic-properties draw:fill="solid" draw:fill-color="#afd095" draw:textarea-horizontal-align="justify" draw:textarea-vertical-align="middle" draw:auto-grow-height="false" fo:min-height="3cm" fo:min-width="4.75cm" loext:decorative="false"/>
      <style:paragraph-properties style:writing-mode="lr-tb"/>
    </style:style>
    <style:style style:name="gr1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4.282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a75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de59"/>
      <style:paragraph-properties fo:text-align="center"/>
    </style:style>
    <style:style style:name="P5" style:family="paragraph">
      <loext:graphic-properties draw:fill="solid" draw:fill-color="#afd095"/>
      <style:paragraph-properties fo:text-align="center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cm" svg:height="5.25cm" svg:x="2.5cm" svg:y="8cm">
          <text:p text:style-name="P1">test.mosquitto.or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5.5cm" svg:height="6.75cm" svg:x="3cm" svg:y="15.75cm">
          <text:p text:style-name="P1">Linar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4cm" svg:x="4cm" svg:y="17.25cm">
          <text:p text:style-name="P1">Local Mosquitto broker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.5cm" svg:y1="14.75cm" svg:x2="18.5cm" svg:y2="14.75cm">
          <text:p text:style-name="P1">Router firewall</text:p>
          <text:p text:style-name="P1"/>
        </draw:line>
        <draw:custom-shape draw:style-name="gr5" draw:text-style-name="P1" draw:layer="layout" svg:width="6cm" svg:height="5.5cm" svg:x="12.5cm" svg:y="7.75cm">
          <text:p text:style-name="P1">RBR</text:p>
          <text:p text:style-name="P1">repository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75cm" svg:height="3.5cm" svg:x="3.5cm" svg:y="24.75cm">
          <text:p text:style-name="P1">ESP32</text:p>
          <text:p text:style-name="P1">master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25cm" svg:y1="21.25cm" svg:x2="6.25cm" svg:y2="24.75cm">
          <text:p/>
        </draw:line>
        <draw:line draw:style-name="gr8" draw:text-style-name="P1" draw:layer="layout" svg:x1="5.75cm" svg:y1="13.25cm" svg:x2="5.75cm" svg:y2="15.75cm">
          <text:p/>
        </draw:line>
        <draw:custom-shape draw:style-name="gr9" draw:text-style-name="P4" draw:layer="layout" svg:width="6cm" svg:height="3.75cm" svg:x="7.75cm" svg:y="1.5cm">
          <text:p text:style-name="P1">Phone browser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.25cm" svg:height="3.25cm" svg:x="12.5cm" svg:y="17.5cm">
          <text:p text:style-name="P1">Controller</text:p>
          <text:p text:style-name="P1">script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5.25cm" svg:y1="13.25cm" svg:x2="15.25cm" svg:y2="15.75cm">
          <text:p/>
        </draw:line>
        <draw:line draw:style-name="gr11" draw:text-style-name="P3" draw:layer="layout" svg:x1="15cm" svg:y1="7.75cm" svg:x2="12cm" svg:y2="5.25cm">
          <text:p/>
        </draw:line>
        <draw:frame draw:style-name="gr12" draw:text-style-name="P7" draw:layer="layout" svg:width="7.05cm" svg:height="4.532cm" svg:x="11.45cm" svg:y="23.5cm">
          <draw:text-box>
            <text:p text:style-name="P6"><text:span text:style-name="T1">Outline of networking.</text:span></text:p>
            <text:p text:style-name="P6"><text:span text:style-name="T1">Arrows show data flows.</text:span></text:p>
          </draw:text-box>
        </draw:frame>
        <draw:line draw:style-name="gr8" draw:text-style-name="P1" draw:layer="layout" svg:x1="5.5cm" svg:y1="8cm" svg:x2="9.5cm" svg:y2="5.2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826 1131 754" svg:d="M566 826l-566 754 114-85 136-68 148-46 161-17 161 13 153 46 140 68 118 89z"/>
    <draw:marker draw:name="Arrowheads_20_2" draw:display-name="Arrowheads 2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5T17:42:52.748787091</meta:creation-date>
    <dc:date>2026-01-15T18:01:22.280170546</dc:date>
    <meta:editing-duration>PT7M37S</meta:editing-duration>
    <meta:editing-cycles>2</meta:editing-cycles>
    <meta:generator>LibreOffice/25.8.3.2$Linux_X86_64 LibreOffice_project/580$Build-2</meta:generator>
    <meta:print-date>2026-01-15T17:59:25.181549741</meta:print-date>
    <meta:printed-by>PDF files</meta:printed-by>
    <meta:document-statistic meta:object-count="14"/>
  </office:meta>
</office:document-meta>
</file>